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765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название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25-oh-vitamin-d/" xlink:type="simple">25-ОН Витамин Д</text:a> 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alt/" xlink:type="simple">АЛТ</text:a> 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 АЛТ - это анализ, который используется для оценки функции печени. Повышение АЛТ в крови в определенной пропорции с другим ферментом, АСТ также может свидетельствовать о перенесенном инфаркте.</text:p>
            <text:p>Как правило, необходим после длительного приема медицинских препаратов, взаимодействия с токсичными веществами (в том числе с алкоголем), при диагностике гепатита, подозрениях на панкреатит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albumin/" xlink:type="simple">Альбумин</text:a> 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Альбумин представляет собой самую большую фракцию белков плазмы человека (53-66%). Его основной биологической функцией является транспортировка и хранение большого количества лигандов, поддержание онкотического давления, помимо этого, альбумин является источником эндогенных аминокислот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ast/" xlink:type="simple">АСТ</text:a> 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 АСТ - это анализ, который используется для оценки функции сердца и печени. Повышение АСТ в крови в определенной пропорции с другим ферментом, АЛТ может свидетельствовать о перенесенном инфаркте.</text:p>
            <text:p>АСТ является одним из самых ранних маркеров, помогающих обнаружить повреждения сердечной мышцы. Также назначается после длительного приема медицинских препаратов, взаимодействия с токсичными веществами (в том числе с алкоголем), при диагностике гепатита, подозрениях на панкреатит.</text:p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bilirubin-i-ego-fraktsii-bilirubin-obshchiy-pryamoy-i-nepryamoy/" xlink:type="simple">Билирубин и его фракции: общий, прямой и непрямой</text:a>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Соотношение концентрации связанной и свободной формы может свидетельствовать о различных нарушениях — непроходимости желчных путей, гепатите, желтухе новорожденных, циррозе, раке печени, отравлении. В то же время у детей в первые дни жизни эти показатели могут варьировать в сторону увеличения. Это происходит потому, что малыши переходят на непривычный для них рацион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vitamin-v12/" xlink:type="simple">Витамин В12</text:a>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Дефицит витамина В12 может возникнуть вследствие неправильной диеты (вегетарианства), а также во время беременности и кормления грудью. Также к нарушению концентрации этого вещества в организме способны приводит такие заболевания, как гастрит А, цирроз печени, рак или полипы в желудке, и другие патологии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glyukoza/" xlink:type="simple">Глюкоза плазмы</text:a> 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gomotsistein/" xlink:type="simple">Гомоцистеин</text:a>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Гомоцистеин является производным метионина и по химической природе относится к незаменимым аминокислотам. Он не поступает с пищей, поэтому его количество является важным критерием нормального функционирования обмена веществ или дефицита витаминов группы B. Назначается при подозрении на дефицит витамина В12 и фолиевой кислоты, при подозрениях на гомоцистеинурию у детей и подростков, в случае сердечно-сосудистых заболеваний, которые могут быть обусловлены гомоцистеинурией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kaltsiy-obshchiy/" xlink:type="simple">Кальций общий</text:a>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Концентрация кальция в крови не говорит о содержании кальция в костях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kreatinin/" xlink:type="simple">Креатинин</text:a> 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lipidogramma-kholesterin-kholesterin-lpvp-kholesterin-lpnp-kholesterin-lponp-triglitseridy-koeffitsi/" xlink:type="simple">Липидограмма</text:a> 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magniy/" xlink:type="simple">Магний</text:a> 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mochevaya-kislota/" xlink:type="simple">Мочевая кислота</text:a>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Анализ назначается при подозрении на подагру и при мониторинге лечения подагры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mochevina/" xlink:type="simple">Мочевина</text:a> 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obshchiy-analiz-krovi-cbc-diff-s-leykotsitarnoy-formuloy/" xlink:type="simple">Общий анализ крови (CBC/Diff) с лейкоцитарной формулой без СОЭ</text:a> 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obshchiy-belok/" xlink:type="simple">Общий белок</text:a>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lab4u.ru/store/test/ozhss-zhelezo-lzhss/" xlink:type="simple">ОЖСС</text:a> 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soe-po-vestergrenu/" xlink:type="simple">СОЭ по Вестергрену</text:a>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lab4u.ru/store/test/ferritin/" xlink:type="simple">Ферритин</text:a>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 Недостаток ферритина наблюдается при таких заболеваниях, как железодефицитная и гемолитическая анемии, нарушение всасывания железа (мальабсорбция).</text:p>
            <text:p/>
            <text:p>Высокая концентрация может свидетельствовать о таких патологиях как заболевания печени, нарушениях в системе кроветворения, злокачественных опухолях, артритах, инфарктах, инсультах. </text:p>
          </table:table-cell>
        </table:table-row>
        <table:table-row table:style-name="ro1">
          <table:table-cell table:style-name="ce1" office:value-type="string" calcext:value-type="string">
            <text:p><text:a xlink:href="https://lab4u.ru/store/test/folievaya-kislota/" xlink:type="simple">Фолиевая кислота</text:a>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lab4u.ru/store/test/fosfor-neorganicheskiy/" xlink:type="simple">Фосфор неорганический</text:a> 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ab4u.ru/store/test/tsink/" xlink:type="simple">Цинк</text:a> 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B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8:00:47.519424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20:48:12.547968624</meta:creation-date>
    <dc:date>2020-09-11T09:04:32.191224383</dc:date>
    <meta:editing-duration>PT1H8M58S</meta:editing-duration>
    <meta:editing-cycles>2</meta:editing-cycles>
    <meta:generator>LibreOffice/6.0.7.3$Linux_X86_64 LibreOffice_project/00m0$Build-3</meta:generator>
    <meta:document-statistic meta:table-count="1" meta:cell-count="53" meta:object-count="0"/>
  </office:meta>
</office:document-meta>
</file>